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L. Rosenau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27, 1891</text:p>
      <text:p text:style-name="P5">Month<text:tab/><text:tab/><text:tab/><text:tab/><text:tab/><text:tab/>Nov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D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11310 Balto St/</text:p>
      <text:p text:style-name="P3">Balto Nov 27[/ inserted by author]91/</text:p>
      <text:p text:style-name="P2">Rev Dr S. Morais/</text:p>
      <text:p text:style-name="P2"><text:tab/>Phila. P<text:span text:style-name="T2">a</text:span><text:span text:style-name="T3">/</text:span></text:p>
      <text:p text:style-name="P2"><text:span text:style-name="T3"><text:tab/>Esteemed Sir./</text:span></text:p>
      <text:p text:style-name="P2"><text:span text:style-name="T3"><text:tab/><text:tab/>I take the/ liberty to enclose order for/ ticket to Balto. &amp; return/ kindly present same at/ ticket office in Phila./ With best wishes for safe/ and pleasant journey/ I remain/ Very respectfully./ A. L. Rosenaur./ Chairman Reception Comm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3:20:37.90</meta:creation-date>
    <meta:document-statistic meta:table-count="0" meta:image-count="0" meta:object-count="0" meta:page-count="2" meta:paragraph-count="66" meta:word-count="221" meta:character-count="1602"/>
    <dc:date>2011-11-29T13:23:23.29</dc:date>
    <dc:creator>Penn Libraries</dc:creator>
    <meta:editing-duration>PT00H02M45S</meta:editing-duration>
    <meta:editing-cycles>1</meta:editing-cycles>
    <meta:generator>OpenOffice.org/3.2$Win32 OpenOffice.org_project/320m12$Build-9483</meta:generator>
  </office:meta>
</office:document-meta>
</file>